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903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ssue2903.test_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ssue2903.test_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ssue2903.test_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ssue2903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ssue2903.test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ssue2903.test_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ssue2903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